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language="nb" fo:country="NO"/>
    </style:style>
    <style:style style:name="P2" style:family="paragraph" style:parent-style-name="Preformatted_20_Text">
      <style:text-properties fo:language="nb" fo:country="NO"/>
    </style:style>
    <style:style style:name="T1" style:family="text">
      <style:text-properties fo:background-color="#ffff00"/>
    </style:style>
    <style:style style:name="T2" style:family="text">
      <style:text-properties fo:background-color="#00ff00"/>
    </style:style>
    <style:style style:name="T3" style:family="text">
      <style:text-properties fo:font-weight="bold" fo:background-color="#ffff00" style:font-weight-asian="bold" style:font-weight-complex="bold"/>
    </style:style>
    <style:style style:name="T4" style:family="text">
      <style:text-properties fo:font-weight="normal" fo:background-color="#ffff0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i jeg er en gutt på 19<text:span text:style-name="T1"> (år. jeg)$(pron,cap|år. Jeg)</text:span> har aldri likt skole noe særlig, faren min døde da jeg var ung og <text:span text:style-name="T2">det tror jeg fikk meg</text:span> til å bli forandret på en måte, jeg vet ikke helt<text:span text:style-name="T1"> (hvordan. når)$(conj,cap|hvordan. Når)</text:span> jeg gikk i tiende klasse <text:span text:style-name="T1">inså$(v,doubc|innså)</text:span> jeg at jeg hele livet <text:span text:style-name="T1">(hadde tror)£(v,gf,pfct,sg1prs,tense|hadde trodd)</text:span> jeg skulle dø eller komme i fengsel i rundt 15-17års alderen. Det lå på en måte i <text:span text:style-name="T1">underbevistheten$(noun,doubc|underbevisstheten)</text:span> min, og jeg ble skremt av tanken på at jeg hadde tenkt (<text:span text:style-name="T1">at live mitt)$(noun,silent,fin,infinite|at livet mitt)</text:span> skulle ende snart mens jeg gikk på <text:span text:style-name="T1">barne/ungdoms skolen</text:span>. Jeg tror det er en ting jeg sa til meg selv da faren min døde. Når jeg var ferdig med ungdomsskolen viste jeg ikke i det <text:span text:style-name="T1">heletatt</text:span> hva jeg ville<text:span text:style-name="T1"> (bli. jeg)$(prop,cap|bli. Jeg)</text:span> hadde <text:span text:style-name="T1">engentlig$(adv,typo|egentlig)</text:span> aldri tenkt på at jeg <text:span text:style-name="T2">skulle noen gang jobbe</text:span>.. det er <text:span text:style-name="T1">vanskerlig$(adj,nosilent|vanskelig)</text:span> å forklare men på en eller annen måte mens (<text:span text:style-name="T1">jeg satt å tenkte)€(conj,w|jeg satt og tenkte)</text:span> på å bli skuespiller eller rørlegger, så inni meg <text:span text:style-name="T2">tenkte jeg aldri at det kom til å (</text:span><text:span text:style-name="T1">skje. jeg)$(pron,cap|skje. Jeg)</text:span> droppa ut av <text:span text:style-name="T1">videregåendeskole$(noun,split|videregående skole)</text:span>, det var <text:span text:style-name="T1">kjederlig$(adj,nosilent|kjedelig)</text:span>, jeg likte det ikke noe <text:span text:style-name="T1">serlig$(adj,typo|særlig)</text:span>, men det var ikke <text:span text:style-name="T1">serlig$(adj,typo|særlig)</text:span> <text:span text:style-name="T1">vanskerlig$(adj,nosilent|vanskelig)</text:span>.<text:span text:style-name="T1">(. jeg)$(pron,cap|. Jeg)</text:span> er en lat fyr, jeg gidder nesten aldri å gjøre noe (<text:span text:style-name="T1">mer en det</text:span>)€(conj,w|<text:span text:style-name="T1">mer enn det</text:span>)som trengs <text:span text:style-name="T2">når det kommer til skole</text:span>,<text:span text:style-name="T4"> (og alike vell)$(adv,mix|og allikevel)</text:span> klarte jeg å få bra karakterer før jeg droppa ut.(<text:span text:style-name="T1">. nå)$(adv,cap|. Nå)</text:span> vet jeg ikke hva jeg skal gjøre, jeg må skaffe meg jobb eller utdannelse(<text:span text:style-name="T1">. det)$(pron,cap|. Det)</text:span> <text:span text:style-name="T1">inser$(v,doubc|innser)</text:span> jeg. Jeg er ikke en deppa fyr, jeg føler meg glad, men jeg sitter fast i mellom det å slappe av og leve livet, og å<text:span text:style-name="T1"> (ta tak i livet å begynne)€(conj,w|ta tak i livet og begynne)</text:span> å gjøre noe voksent(<text:span text:style-name="T1">. jeg)$(pron,cap|. Jeg)</text:span> er sikker på at jeg hadde klart å gjøre nesten hva som helst, men skoledagene er så <text:span text:style-name="T1">vanskerlig$(adj,nosilent|vanskelig)</text:span> å komme igjennom, steget i mellom nå og dit <text:span text:style-name="T1">er så (hardt får meg)€(prep,w|hardt for meg)</text:span> <text:span text:style-name="T1">føles </text:span>det (<text:span text:style-name="T1">som, Er)$(v,min|som, er)</text:span> jeg bare lat og jeg må bokse meg selv i hue for å være sånn en idiot som droppa ut, eller er det noe dypere i meg som drar meg (<text:span text:style-name="T1">ned? burde)$(v,cap|ned? Burde)</text:span> jeg snakke med en psykolog (<text:span text:style-name="T1">får å løse)€(conj,w|for å løse)</text:span> dype ting, eller med en <text:span text:style-name="T1">proffesionel$(adj,mix|profesjonell)</text:span> <text:span text:style-name="T1">utskjeller$(noun,create|utskjeller)</text:span> som kan piske meg <text:span text:style-name="T1">igang</text:span> <text:span text:style-name="T1">(? tokk)$(v,mix|? Tok)</text:span> med så mye jeg kom på <text:span text:style-name="T1">akkuratt$(adv,onec|akkurat)</text:span> nå, jeg er med <text:span text:style-name="T1">venna€(noun,w|vennene)</text:span> mine mye også da, er ikke (<text:span text:style-name="T1">A-sosial)$(adj,mix|asosial) .</text:span></text:p>
      <text:p text:style-name="P1"><text:span text:style-name="T1">Morra€(noun,onec|Mora)</text:span> mi sier <text:span text:style-name="T1">altid$(adv,doubc|alltid)</text:span> at jeg må begynne med ting, men jeg drøyer det ut veldig mye.</text:p>
      <text:p text:style-name="P1"/>
      <text:p text:style-name="P1">Håper du kan<text:span text:style-name="T1"> (komme met)$(prep,w|komme med) (ett eller annet)€(acle,w|et eller annet)</text:span> svar på dette, jeg klarer ikke grave i det så mye, trenger litt hjelp fra en som er <text:span text:style-name="T1">utenifra$(prep,comp0|utenfra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  <dc:date>2010-11-02T17:11:16</dc:date>
    <dc:creator>Arno Teigseth</dc:creator>
    <meta:editing-duration>PT26H05M57S</meta:editing-duration>
    <meta:editing-cycles>24</meta:editing-cycles>
    <meta:document-statistic meta:table-count="0" meta:image-count="0" meta:object-count="0" meta:page-count="1" meta:paragraph-count="3" meta:word-count="468" meta:character-count="3056"/>
  </office:meta>
</office:document-meta>
</file>